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6657e" officeooo:paragraph-rsid="0006657e" style:font-size-asian="9.60000038146973pt" style:font-size-complex="11pt"/>
    </style:style>
    <style:style style:name="P2" style:family="paragraph" style:parent-style-name="Standard">
      <style:text-properties fo:font-size="9pt" officeooo:rsid="0005e29f" officeooo:paragraph-rsid="0007e79f" style:font-size-asian="9pt" style:font-size-complex="9pt"/>
    </style:style>
    <style:style style:name="P3" style:family="paragraph" style:parent-style-name="Standard">
      <style:text-properties fo:font-size="9pt" officeooo:paragraph-rsid="0006657e" style:font-size-asian="9pt" style:font-size-complex="9pt"/>
    </style:style>
    <style:style style:name="P4" style:family="paragraph" style:parent-style-name="Standard">
      <style:text-properties fo:font-size="9pt" officeooo:rsid="0006657e" officeooo:paragraph-rsid="0006657e" style:font-size-asian="9pt" style:font-size-complex="9pt"/>
    </style:style>
    <style:style style:name="P5" style:family="paragraph" style:parent-style-name="Standard">
      <style:text-properties fo:font-size="9pt" officeooo:rsid="0007e79f" officeooo:paragraph-rsid="0007e79f" style:font-size-asian="9pt" style:font-size-complex="9pt"/>
    </style:style>
    <style:style style:name="P6" style:family="paragraph" style:parent-style-name="Standard">
      <style:text-properties fo:font-size="9pt" officeooo:rsid="0008ca76" officeooo:paragraph-rsid="0008ca76" style:font-size-asian="9pt" style:font-size-complex="9pt"/>
    </style:style>
    <style:style style:name="P7" style:family="paragraph" style:parent-style-name="Standard">
      <style:text-properties fo:font-size="9pt" officeooo:rsid="0007e79f" officeooo:paragraph-rsid="0007e79f" style:font-size-asian="9pt" style:font-size-complex="9pt"/>
    </style:style>
    <style:style style:name="P8" style:family="paragraph" style:parent-style-name="Standard">
      <style:text-properties fo:font-size="9pt" officeooo:rsid="000c53c6" officeooo:paragraph-rsid="000c53c6" style:font-size-asian="9pt" style:font-size-complex="9pt"/>
    </style:style>
    <style:style style:name="P9" style:family="paragraph" style:parent-style-name="Standard">
      <style:text-properties fo:font-size="9pt" officeooo:rsid="000c53c6" officeooo:paragraph-rsid="000e310a" style:font-size-asian="9pt" style:font-size-complex="9pt"/>
    </style:style>
    <style:style style:name="P10" style:family="paragraph" style:parent-style-name="Standard">
      <style:text-properties officeooo:paragraph-rsid="000a8993"/>
    </style:style>
    <style:style style:name="P11" style:family="paragraph" style:parent-style-name="Standard">
      <style:text-properties fo:font-size="7pt" officeooo:rsid="000c53c6" officeooo:paragraph-rsid="000c53c6" style:font-size-asian="7pt" style:font-size-complex="7pt"/>
    </style:style>
    <style:style style:name="T1" style:family="text">
      <style:text-properties fo:font-variant="normal" fo:text-transform="none" fo:color="#111111" loext:opacity="100%" style:font-name="BlinkMacSystemFon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111111" loext:opacity="100%" style:font-name="BlinkMacSystemFont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111111" loext:opacity="100%" style:font-name="Consola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4" style:family="text">
      <style:text-properties fo:font-variant="normal" fo:text-transform="none" fo:color="#111111" loext:opacity="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officeooo:rsid="0007e79f"/>
    </style:style>
    <style:style style:name="T6" style:family="text">
      <style:text-properties officeooo:rsid="0005e29f"/>
    </style:style>
    <style:style style:name="T7" style:family="text">
      <style:text-properties officeooo:rsid="0006657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officeooo:rsid="000a8993" style:font-size-asian="9pt" style:font-size-complex="9pt"/>
    </style:style>
    <style:style style:name="T11" style:family="text">
      <style:text-properties officeooo:rsid="000e3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Object literal?</text:p>
      <text:p text:style-name="P2"><text:span text:style-name="T5">A: </text:span>{}<text:line-break/>2. Primitive? <text:line-break/><text:span text:style-name="T5">A: </text:span>– Their value is single thing.</text:p>
      <text:p text:style-name="P3"><text:span text:style-name="T6">3. </text:span><text:span text:style-name="T7">For object properties there is no name restrictions.</text:span></text:p>
      <text:p text:style-name="P4">4. let a = {b: “Asliddin”}</text:p>
      <text:p text:style-name="P4">“b ” in a <text:tab/>// true<text:span text:style-name="T5">­</text:span></text:p>
      <text:p text:style-name="P5">5. Difference between copying primitive types and reference types?</text:p>
      <text:p text:style-name="P5">A: As whole value, <text:s/>copied by reference respectively</text:p>
      <text:p text:style-name="P6"><text:span text:style-name="T5">6. </text:span>Difference way of copying: for(let key in obj){} 2. Object.assign() 3. spread Operators</text:p>
      <text:p text:style-name="P6"><text:tab/>4. structuredClone <text:s text:c="3"/>let clone = <text:span text:style-name="T9"><text:s/>structuredClone(user) </text:span><text:span text:style-name="T8"><text:s/></text:span></text:p>
      <text:p text:style-name="P10"><text:span text:style-name="T10">7. </text:span><text:span text:style-name="T2">The </text:span><text:span text:style-name="Source_20_Text"><text:span text:style-name="T3">structuredClone</text:span></text:span><text:span text:style-name="T4"> </text:span><text:span text:style-name="T2">method can clone most data types, such as objects, arrays, primitive values.</text:span></text:p>
      <text:p text:style-name="P11"><text:span text:style-name="T1">8. When the value of <text:s/>“This” <text:s/>is defined?</text:span></text:p>
      <text:p text:style-name="P11"><text:span text:style-name="T1">A: During Runtime.</text:span></text:p>
      <text:p text:style-name="P8">9. If we write this in arrow function what will it be? It will take its value from outer function.</text:p>
      <text:p text:style-name="P8">10. Why we use new keyword? In order to create similar objects.</text:p>
      <text:p text:style-name="P8">11. What is difference between constructor function and regular function?</text:p>
      <text:p text:style-name="P8">A: 1. CF has a name in capital letters. 2. They should be executed with new keyword.</text:p>
      <text:p text:style-name="P8">12. How constructor function works?</text:p>
      <text:p text:style-name="P9">A: 1. creates new empty object and assign to this. 2. function body executes, usually this obj, adds new properties to it.<text:line-break/>3. and it return “This” object</text:p>
      <text:p text:style-name="P9"/>
      <text:p text:style-name="P9"><text:span text:style-name="T11">13. How we know that our function is called with new keyword? <text:s/>New.target</text:span></text:p>
      <text:p text:style-name="P9"><text:span text:style-name="T11">14. What will constructor function returns? // this object<text:line-break/>what if we return primitive type it will ignore if we return reference type it will take it into account.</text:span></text:p>
      <text:p text:style-name="P9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7:24:44.580551566</meta:creation-date>
    <dc:date>2022-10-27T12:49:24.573367163</dc:date>
    <meta:editing-duration>PT8H12M40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1" meta:word-count="232" meta:character-count="1341" meta:non-whitespace-character-count="1115"/>
  </office:meta>
</office:document-meta>
</file>